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Silver sun</text:p>
      <text:p text:style-name="Normal">You betrayed my eyes</text:p>
      <text:p text:style-name="Normal">With tragically decaying forms</text:p>
      <text:p text:style-name="Normal"/>
      <text:p text:style-name="Normal">While the ever-blossoming wellspring of Eternal Blessing</text:p>
      <text:p text:style-name="Normal">Was a font beyond my view</text:p>
      <text:p text:style-name="Normal">In a place beyond my imagination</text:p>
      <text:p text:style-name="Normal">The Presence of the Beyond</text:p>
      <text:p text:style-name="Normal"/>
      <text:p text:style-name="Normal">Sopdet, decked in star-studded turquoise</text:p>
      <text:p text:style-name="Normal">Tefnut in empty skies</text:p>
      <text:p text:style-name="Normal"/>
      <text:p text:style-name="Normal">A dark river below</text:p>
      <text:p text:style-name="Normal">An air of clarity ahead</text:p>
      <text:p text:style-name="Normal">A passionate fire Above</text:p>
      <text:p text:style-name="Normal"/>
      <text:p text:style-name="Normal">A Golden Sun</text:p>
      <text:p text:style-name="Normal">A New Moon</text:p>
      <text:p text:style-name="Normal">Yab-yum</text:p>
      <text:p text:style-name="Normal"/>
      <text:p text:style-name="Normal">Queen of Beri’ah</text:p>
      <text:p text:style-name="Normal">Black woman</text:p>
      <text:p text:style-name="Normal">Basks in a whirlwind of blue and white flames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